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Preformatted_20_Text">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Preformatted_20_Text">
      <style:text-properties officeooo:rsid="002fab3d" officeooo:paragraph-rsid="002fab3d"/>
    </style:style>
    <style:style style:name="P9" style:family="paragraph" style:parent-style-name="Preformatted_20_Text">
      <style:text-properties officeooo:rsid="002fab3d" officeooo:paragraph-rsid="004d1a2a"/>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Preformatted_20_Text">
      <style:text-properties officeooo:paragraph-rsid="001fd834"/>
    </style:style>
    <style:style style:name="P1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4b5fa7" officeooo:paragraph-rsid="004b5fa7"/>
    </style:style>
    <style:style style:name="P20" style:family="paragraph" style:parent-style-name="Footnote">
      <style:text-properties officeooo:rsid="005abebb" officeooo:paragraph-rsid="005abebb"/>
    </style:style>
    <style:style style:name="P21" style:family="paragraph" style:parent-style-name="Table_20_Contents">
      <style:text-properties officeooo:rsid="005abebb" officeooo:paragraph-rsid="005abebb"/>
    </style:style>
    <style:style style:name="P22" style:family="paragraph" style:parent-style-name="Table_20_Contents">
      <style:text-properties officeooo:rsid="002d352a" officeooo:paragraph-rsid="002d352a"/>
    </style:style>
    <style:style style:name="P23" style:family="paragraph" style:parent-style-name="Table_20_Contents">
      <style:text-properties officeooo:paragraph-rsid="002fab3d"/>
    </style:style>
    <style:style style:name="P24" style:family="paragraph" style:parent-style-name="Table_20_Heading">
      <style:text-properties officeooo:paragraph-rsid="002fab3d"/>
    </style:style>
    <style:style style:name="P25" style:family="paragraph" style:parent-style-name="Table_20_Contents">
      <style:text-properties officeooo:paragraph-rsid="00301c65"/>
    </style:style>
    <style:style style:name="P26" style:family="paragraph" style:parent-style-name="Text_20_body_20_left_20_justified">
      <style:text-properties officeooo:paragraph-rsid="00301c65"/>
    </style:style>
    <style:style style:name="P27" style:family="paragraph" style:parent-style-name="Table_20_Contents">
      <style:text-properties officeooo:rsid="00301c65" officeooo:paragraph-rsid="00301c65"/>
    </style:style>
    <style:style style:name="P28" style:family="paragraph" style:parent-style-name="Table_20_Contents">
      <style:text-properties officeooo:rsid="00301c65" officeooo:paragraph-rsid="0056d402"/>
    </style:style>
    <style:style style:name="P29" style:family="paragraph" style:parent-style-name="Table_20_Contents">
      <style:text-properties officeooo:rsid="003123ee" officeooo:paragraph-rsid="003123ee"/>
    </style:style>
    <style:style style:name="P30" style:family="paragraph" style:parent-style-name="Table_20_Contents">
      <style:text-properties officeooo:paragraph-rsid="003123ee"/>
    </style:style>
    <style:style style:name="P31" style:family="paragraph" style:parent-style-name="Table_20_Contents">
      <style:text-properties officeooo:rsid="0035f7f9" officeooo:paragraph-rsid="0035f7f9"/>
    </style:style>
    <style:style style:name="P32" style:family="paragraph" style:parent-style-name="Table_20_Contents">
      <style:text-properties officeooo:paragraph-rsid="0042fac9"/>
    </style:style>
    <style:style style:name="P33" style:family="paragraph" style:parent-style-name="Table_20_Contents">
      <style:text-properties officeooo:rsid="0042fac9" officeooo:paragraph-rsid="0042fac9"/>
    </style:style>
    <style:style style:name="P34" style:family="paragraph" style:parent-style-name="Table_20_Contents">
      <style:text-properties officeooo:paragraph-rsid="0045474b"/>
    </style:style>
    <style:style style:name="P35" style:family="paragraph" style:parent-style-name="Table_20_Contents">
      <style:text-properties officeooo:rsid="0045474b" officeooo:paragraph-rsid="0045474b"/>
    </style:style>
    <style:style style:name="P36" style:family="paragraph" style:parent-style-name="Table_20_Contents">
      <style:text-properties officeooo:rsid="0045a349" officeooo:paragraph-rsid="0045a349"/>
    </style:style>
    <style:style style:name="P37" style:family="paragraph" style:parent-style-name="Table_20_Contents">
      <style:text-properties officeooo:paragraph-rsid="0053f955"/>
    </style:style>
    <style:style style:name="P38" style:family="paragraph" style:parent-style-name="Table_20_Contents">
      <style:text-properties style:font-name="Courier New" fo:font-size="11pt" fo:font-style="italic" fo:font-weight="normal" officeooo:paragraph-rsid="005abebb" style:font-name-asian="Cumberland" style:font-style-asian="italic" style:font-name-complex="Cumberland" style:font-style-complex="itali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able_20_Contents">
      <style:text-properties officeooo:paragraph-rsid="005e42b3"/>
    </style:style>
    <style:style style:name="P42" style:family="paragraph" style:parent-style-name="Text_20_body_20_left_20_justified">
      <style:text-properties officeooo:paragraph-rsid="005e42b3"/>
    </style:style>
    <style:style style:name="P43"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4" style:family="paragraph" style:parent-style-name="Heading_20_2">
      <style:text-properties officeooo:rsid="002e5590" officeooo:paragraph-rsid="002e5590"/>
    </style:style>
    <style:style style:name="P45" style:family="paragraph" style:parent-style-name="Heading_20_2">
      <style:text-properties officeooo:paragraph-rsid="002fab3d"/>
    </style:style>
    <style:style style:name="P46" style:family="paragraph" style:parent-style-name="Preformatted_20_Text" style:list-style-name="L9"/>
    <style:style style:name="P47" style:family="paragraph" style:parent-style-name="Table_20_Contents">
      <style:text-properties officeooo:rsid="005e42b3" officeooo:paragraph-rsid="005e42b3"/>
    </style:style>
    <style:style style:name="P48" style:family="paragraph" style:parent-style-name="Table_20_Contents">
      <style:text-properties officeooo:rsid="005ec303" officeooo:paragraph-rsid="005ec303"/>
    </style:style>
    <style:style style:name="P49" style:family="paragraph" style:parent-style-name="Text_20_body" style:list-style-name="L1"/>
    <style:style style:name="P50" style:family="paragraph" style:parent-style-name="Text_20_body" style:list-style-name="L1">
      <style:text-properties officeooo:paragraph-rsid="004b5fa7"/>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5">
      <style:text-properties officeooo:paragraph-rsid="001aa70e"/>
    </style:style>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0">
      <style:text-properties officeooo:rsid="0026b616" officeooo:paragraph-rsid="0026b616"/>
    </style:style>
    <style:style style:name="P62" style:family="paragraph" style:parent-style-name="Text_20_body" style:list-style-name="L11"/>
    <style:style style:name="P63"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style="italic" officeooo:rsid="005e42b3" style:font-style-asian="italic"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aa70e" style:font-weight-asian="bold" style:font-weight-complex="bold"/>
    </style:style>
    <style:style style:name="T12" style:family="text">
      <style:text-properties fo:font-weight="bold" officeooo:rsid="005bfc70"/>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officeooo:rsid="001aa70e"/>
    </style:style>
    <style:style style:name="T16" style:family="text">
      <style:text-properties officeooo:rsid="0019dbe1"/>
    </style:style>
    <style:style style:name="T17" style:family="text">
      <style:text-properties officeooo:rsid="001d17d4"/>
    </style:style>
    <style:style style:name="T18" style:family="text">
      <style:text-properties officeooo:rsid="001fd834"/>
    </style:style>
    <style:style style:name="T19" style:family="text">
      <style:text-properties officeooo:rsid="001fe828"/>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301c65"/>
    </style:style>
    <style:style style:name="T24" style:family="text">
      <style:text-properties officeooo:rsid="003123ee"/>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45474b"/>
    </style:style>
    <style:style style:name="T29" style:family="text">
      <style:text-properties officeooo:rsid="0045e22b"/>
    </style:style>
    <style:style style:name="T30" style:family="text">
      <style:text-properties officeooo:rsid="00493b23"/>
    </style:style>
    <style:style style:name="T31" style:family="text">
      <style:text-properties officeooo:rsid="0049ee5b"/>
    </style:style>
    <style:style style:name="T32" style:family="text">
      <style:text-properties officeooo:rsid="004b4aea"/>
    </style:style>
    <style:style style:name="T33" style:family="text">
      <style:text-properties officeooo:rsid="004b5fa7"/>
    </style:style>
    <style:style style:name="T34" style:family="text">
      <style:text-properties fo:color="#ff0000" loext:opacity="100%"/>
    </style:style>
    <style:style style:name="T35" style:family="text">
      <style:text-properties fo:color="#0000ff" loext:opacity="100%"/>
    </style:style>
    <style:style style:name="T36" style:family="text">
      <style:text-properties fo:color="#808080" loext:opacity="100%" style:text-position="-33% 100%"/>
    </style:style>
    <style:style style:name="T37" style:family="text">
      <style:text-properties officeooo:rsid="004d1a2a"/>
    </style:style>
    <style:style style:name="T38" style:family="text">
      <style:text-properties officeooo:rsid="004e5059"/>
    </style:style>
    <style:style style:name="T39" style:family="text">
      <style:text-properties officeooo:rsid="004fe434"/>
    </style:style>
    <style:style style:name="T40" style:family="text">
      <style:text-properties officeooo:rsid="0050b339"/>
    </style:style>
    <style:style style:name="T41" style:family="text">
      <style:text-properties officeooo:rsid="0053f955"/>
    </style:style>
    <style:style style:name="T42" style:family="text">
      <style:text-properties officeooo:rsid="0056d402"/>
    </style:style>
    <style:style style:name="T43" style:family="text">
      <style:text-properties officeooo:rsid="00592cad"/>
    </style:style>
    <style:style style:name="T44" style:family="text">
      <style:text-properties style:font-name="Bitstream Vera Serif" fo:font-size="11pt" fo:font-weight="normal"/>
    </style:style>
    <style:style style:name="T45" style:family="text">
      <style:text-properties style:font-name="Bitstream Vera Serif" fo:font-size="11pt" fo:font-weight="normal" officeooo:rsid="00592cad"/>
    </style:style>
    <style:style style:name="T46" style:family="text">
      <style:text-properties style:font-name="Bitstream Vera Serif" fo:font-size="11pt" fo:font-weight="normal" officeooo:rsid="005afcba"/>
    </style:style>
    <style:style style:name="T47" style:family="text">
      <style:text-properties officeooo:rsid="005a0b5d"/>
    </style:style>
    <style:style style:name="T48" style:family="text">
      <style:text-properties officeooo:rsid="005abebb"/>
    </style:style>
    <style:style style:name="T49" style:family="text">
      <style:text-properties style:font-name="Courier New" fo:font-size="11pt" fo:font-weight="normal" officeooo:rsid="005abebb" style:font-name-asian="Cumberland" style:font-name-complex="Cumberland"/>
    </style:style>
    <style:style style:name="T50" style:family="text">
      <style:text-properties style:font-name="Courier New" fo:font-size="11pt" fo:font-weight="normal" officeooo:rsid="005abebb"/>
    </style:style>
    <style:style style:name="T51" style:family="text">
      <style:text-properties officeooo:rsid="005afcba"/>
    </style:style>
    <style:style style:name="T52" style:family="text">
      <style:text-properties officeooo:rsid="005dd968"/>
    </style:style>
    <style:style style:name="T53" style:family="text">
      <style:text-properties officeooo:rsid="005e42b3"/>
    </style:style>
    <style:style style:name="T54" style:family="text">
      <style:text-properties officeooo:rsid="005ec30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User's manual for</text:p>
      <text:p text:style-name="P16"><text:span text:style-name="T35">Writer</text:span><text:span text:style-name="T36">2</text:span><text:span text:style-name="T34">xhtml</text:span></text:p>
      <text:p text:style-name="P15">version 1.<text:span text:style-name="T30">7.</text:span><text:span text:style-name="T52">1</text:span></text:p>
      <text:p text:style-name="P14">© 2002–20<text:span text:style-name="T30">2</text:span><text:span text:style-name="T43">3</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9">1 <text:s/><text:a xlink:type="simple" xlink:href="#__RefHeading__4539_1948605489" text:style-name="Internet_20_link" text:visited-style-name="Internet_20_link">Introduction</text:a><text:tab/>3</text:p>
          <text:p text:style-name="P40">1.1 <text:s/><text:a xlink:type="simple" xlink:href="#__RefHeading__4541_1948605489" text:style-name="Internet_20_link" text:visited-style-name="Internet_20_link">What is Writer2xhtml?</text:a><text:tab/>3</text:p>
          <text:p text:style-name="P40">1.2 <text:s/><text:a xlink:type="simple" xlink:href="#__RefHeading__4545_1948605489" text:style-name="Internet_20_link" text:visited-style-name="Internet_20_link">More about Writer2xhtml and Calc2xhtml</text:a><text:tab/>3</text:p>
          <text:p text:style-name="P39">2 <text:s/><text:a xlink:type="simple" xlink:href="#__RefHeading__4547_1948605489" text:style-name="Internet_20_link" text:visited-style-name="Internet_20_link">Using the extension</text:a><text:tab/>4</text:p>
          <text:p text:style-name="P40">2.1 <text:s/><text:a xlink:type="simple" xlink:href="#__RefHeading__4549_1948605489" text:style-name="Internet_20_link" text:visited-style-name="Internet_20_link">Installing of the extension</text:a><text:tab/>4</text:p>
          <text:p text:style-name="P40">2.2 <text:s/><text:a xlink:type="simple" xlink:href="#__RefHeading__4551_1948605489" text:style-name="Internet_20_link" text:visited-style-name="Internet_20_link">Using the extensions</text:a><text:tab/>4</text:p>
          <text:p text:style-name="P40">2.3 <text:s/><text:a xlink:type="simple" xlink:href="#__RefHeading__4787_2050738568" text:style-name="Internet_20_link" text:visited-style-name="Internet_20_link">Exporting from the command line</text:a><text:tab/>4</text:p>
          <text:p text:style-name="P40">2.4 <text:s/><text:a xlink:type="simple" xlink:href="#__RefHeading__4559_1948605489" text:style-name="Internet_20_link" text:visited-style-name="Internet_20_link">Custom configuration</text:a><text:tab/>5</text:p>
          <text:p text:style-name="P40">2.5 <text:s/><text:a xlink:type="simple" xlink:href="#__RefHeading__4561_1948605489" text:style-name="Internet_20_link" text:visited-style-name="Internet_20_link">Configuration packages</text:a><text:tab/>5</text:p>
          <text:p text:style-name="P39">3 <text:s/><text:a xlink:type="simple" xlink:href="#__RefHeading__4563_1948605489" text:style-name="Internet_20_link" text:visited-style-name="Internet_20_link">Using the command line utility</text:a><text:tab/>9</text:p>
          <text:p text:style-name="P40">3.1 <text:s/><text:a xlink:type="simple" xlink:href="#__RefHeading__4565_1948605489" text:style-name="Internet_20_link" text:visited-style-name="Internet_20_link">How to install Writer2xhtml for command line usage</text:a><text:tab/>9</text:p>
          <text:p text:style-name="P40">3.2 <text:s/><text:a xlink:type="simple" xlink:href="#__RefHeading__4567_1948605489" text:style-name="Internet_20_link" text:visited-style-name="Internet_20_link">Using the command line utility</text:a><text:tab/>10</text:p>
          <text:p text:style-name="P39">4 <text:s/><text:a xlink:type="simple" xlink:href="#__RefHeading__4569_1948605489" text:style-name="Internet_20_link" text:visited-style-name="Internet_20_link">Configuration</text:a><text:tab/>11</text:p>
          <text:p text:style-name="P40">4.1 <text:s/><text:a xlink:type="simple" xlink:href="#__RefHeading__4573_1948605489" text:style-name="Internet_20_link" text:visited-style-name="Internet_20_link">Writer2xhtml and Calc2xhtml configuration</text:a><text:tab/>11</text:p>
          <text:p text:style-name="P40">4.2 <text:s/><text:a xlink:type="simple" xlink:href="#__RefHeading__4575_1948605489" text:style-name="Internet_20_link" text:visited-style-name="Internet_20_link">Using LibreOffice to create HTML documents</text:a><text:tab/>22</text:p>
          <text:p text:style-name="P39">5 <text:s/><text:a xlink:type="simple" xlink:href="#__RefHeading__4577_1948605489" text:style-name="Internet_20_link" text:visited-style-name="Internet_20_link">Special features for the EPUB export</text:a><text:tab/>25</text:p>
          <text:p text:style-name="P40">5.1 <text:s/><text:a xlink:type="simple" xlink:href="#__RefHeading__4579_1948605489" text:style-name="Internet_20_link" text:visited-style-name="Internet_20_link">Meta data</text:a><text:tab/>25</text:p>
          <text:p text:style-name="P40">5.2 <text:s/><text:a xlink:type="simple" xlink:href="#__RefHeading__4581_1948605489" text:style-name="Internet_20_link" text:visited-style-name="Internet_20_link">Hidden hedings</text:a><text:tab/>26</text:p>
          <text:p text:style-name="P39">6 <text:s/><text:a xlink:type="simple" xlink:href="#__RefHeading__4585_1948605489" text:style-name="Internet_20_link" text:visited-style-name="Internet_20_link">Using Writer2xhtml from another application</text:a><text:tab/>27</text:p>
          <text:p text:style-name="P40">6.1 <text:s/><text:a xlink:type="simple" xlink:href="#__RefHeading__4587_1948605489" text:style-name="Internet_20_link" text:visited-style-name="Internet_20_link">Using Writer2xhtml from a Java application</text:a><text:tab/>27</text:p>
          <text:p text:style-name="P40">6.2 <text:s/><text:a xlink:type="simple" xlink:href="#__RefHeading__4589_1948605489" text:style-name="Internet_20_link" text:visited-style-name="Internet_20_link">Using Writer2xhtml from a Basic macro</text:a><text:tab/>28</text:p>
          <text:p text:style-name="P39">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1">xhtml</text:span>?<text:bookmark-end text:name="__RefHeading__4541_1948605489"/></text:h>
      <text:p text:style-name="Text_20_body">Writer2<text:span text:style-name="T31">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1870395447" text:style-name="L1">
        <text:list-item>
          <text:p text:style-name="P50"><text:span text:style-name="T9">Writer2xhtml</text:span> converts OpenDocument text documents to HTML5, EPUB <text:span text:style-name="T24">2 or EPUB 3</text:span><text:span text:style-name="T24"><text:note text:id="ftn2" text:note-class="footnote"><text:note-citation>2</text:note-citation><text:note-body><text:p text:style-name="P19">The now obsolete formats <text:s/>XHTML 1.0 strict, XHTML 1.1 and XHTML 1.1 + MathML 2.0 are also supported.</text:p></text:note-body></text:note></text:span>, using CSS2 to convert style information.</text:p>
        </text:list-item>
        <text:list-item>
          <text:p text:style-name="P49"><text:span text:style-name="T9">Calc2xhtml</text:span> converts OpenDocument spreadsheet documents to HTML5<text:note text:id="ftn3" text:note-class="footnote"><text:note-citation>3</text:note-citation><text:note-body><text:p text:style-name="P19">The now obsolete formats XHTML 1.0 strict and XHTML 1.1 are also supported.</text:p></text:note-body></text:note>, using CSS2 to co<text:note text:id="ftn4" text:note-class="footnote"><text:note-citation>4</text:note-citation><text:note-body><text:p text:style-name="P19">Calc2xhtml is not a separate utility, but a companion functionality built into Writer2xhtml.</text:p></text:note-body></text:note>nvert style information.</text:p>
        </text:list-item>
      </text:list>
      <text:p text:style-name="Text_20_body">Although Writer2<text:span text:style-name="T31">xhtml</text:span> is a general OpenDocument converter, it is primarily designed for use with LibreOffice. You can use Writer2<text:span text:style-name="T31">xhtml</text:span></text:p>
      <text:list xml:id="list359933102" text:style-name="L2">
        <text:list-item>
          <text:p text:style-name="P51">...as an <text:span text:style-name="T2">ex</text:span><text:span text:style-name="T3">tension</text:span> for <text:span text:style-name="T15">LibreOffice.</text:span></text:p>
        </text:list-item>
        <text:list-item>
          <text:p text:style-name="P51">...as a <text:span text:style-name="T2">command line utility</text:span>, independent of <text:span text:style-name="T15">LibreOffice</text:span>.</text:p>
        </text:list-item>
        <text:list-item>
          <text:p text:style-name="P51">...as a <text:span text:style-name="T2">Java library</text:span> providing conversions from OpenDocument for other Java programs.</text:p>
        </text:list-item>
      </text:list>
      <text:p text:style-name="Text_20_body">Writer2<text:span text:style-name="T31">xhtml </text:span>is a Java application, and thus should work on any platform that supports Java. You need a Java Runtime environment, <text:span text:style-name="T9">version </text:span><text:span text:style-name="T12">11</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3">and EPUB</text:span> documents which can be customized to your specific needs.</text:p>
      <text:list xml:id="list181921882" text:style-name="L3">
        <text:list-item>
          <text:p text:style-name="P52">Standards compliance is necessary to ensure consistent results when the document is viewed in different browsers/<text:span text:style-name="T33">EPUB readers</text:span>. It is also vital to ensure that the created document can be processed further by other tools.</text:p>
        </text:list-item>
        <text:list-item>
          <text:p text:style-name="P52">Customization means that you can control important aspects about the conversion. In particular you can control the style of the document:</text:p>
          <text:list>
            <text:list-item>
              <text:p text:style-name="P52">You can let Writer2xhtml convert the style information in the source document and thus get an HTML document that has the same general appearance as the original, but is adapted to an online environment.</text:p>
            </text:list-item>
            <text:list-item>
              <text:p text:style-name="P52">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text:span><text:bookmark-end text:name="__RefHeading__4547_1948605489"/></text:h>
      <text:h text:style-name="Heading_20_2" text:outline-level="2"><text:bookmark-start text:name="__RefHeading__4549_1948605489"/>Installing of the <text:span text:style-name="T22">extensio</text:span><text:span text:style-name="T33">n</text:span><text:bookmark-end text:name="__RefHeading__4549_1948605489"/></text:h>
      <text:p text:style-name="Text_20_body">Writer2xhtml can work as an e<text:span text:style-name="T22">xtension</text:span> for <text:span text:style-name="T15">LibreOffice Writer.</text:span></text:p>
      <text:list xml:id="list1144752366" text:style-name="L4">
        <text:list-item>
          <text:p text:style-name="P53"><text:span text:style-name="T10">writer2xhtml.oxt</text:span> installs <text:span text:style-name="T22">support for</text:span> HTML and EPUB export in Writer and Calc <text:span text:style-name="T33">as well as a toolbar to directly publish the current document to HTML or EPUB and view the result.</text:span></text:p>
        </text:list-item>
      </text:list>
      <text:p text:style-name="Text_20_body"><text:span text:style-name="T2">Note</text:span>: Before you install th<text:span text:style-name="T22">e</text:span> extension, you need to set up LO to use Java. You can configure this in LO under <text:span text:style-name="T10">Tools – Options</text:span>. Of course this requires that you have installed a Java runtime environment on your system.</text:p>
      <text:p text:style-name="Text_20_body">The extension <text:span text:style-name="T31">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1">writer2</text:span></text:a><text:a xlink:type="simple" xlink:href="http://writer2latex.sourceforge.net/" text:style-name="Internet_20_link" text:visited-style-name="Visited_20_Internet_20_Link"><text:span text:style-name="T37">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text:span text:style-name="T37">which can be reached from the export dialogs.</text:span></text:p>
      <text:h text:style-name="P44" text:outline-level="2"><text:bookmark-start text:name="__RefHeading__4787_2050738568"/>Exporting from the command line<text:bookmark-end text:name="__RefHeading__4787_2050738568"/></text:h>
      <text:p text:style-name="P7">You can also use the extensions to export to HTML or <text:span text:style-name="T25">EPUB </text:span>from the command line. For example to export to HTML5, use the command line</text:p>
      <text:p text:style-name="P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26">The possible </text:span>filter names<text:span text:style-name="T26"> are detailed in the table below.</text:span></text:p>
      <text:p text:style-name="P11">If you are using LO version 4.3.2 or later, you can also pass options to the filter. For example to export to <text:span text:style-name="T37">EPUB3</text:span> with <text:span text:style-name="T37">two compatibility options set</text:span>, use the command line</text:p>
      <text:p text:style-name="P9">soffice --headless --convert-to <text:span text:style-name="T37">epub</text:span>:<text:span text:style-name="Source_20_Text">org.openoffice.da.writer2xhtml.epub</text:span><text:span text:style-name="Source_20_Text"><text:span text:style-name="T37">3</text:span></text:span><text:span text:style-name="T27">:</text:span><text:span text:style-name="T37">avoid_html5=true,include_ncx=true</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1989368317696">
          <table:table-cell table:style-name="Tabel2.A1" office:value-type="string">
            <text:p text:style-name="P24">Format</text:p>
          </table:table-cell>
          <table:table-cell table:style-name="Tabel2.B1" office:value-type="string">
            <text:p text:style-name="P24">FilterName</text:p>
          </table:table-cell>
        </table:table-row>
        <table:table-row table:style-name="TableLine1989368307632">
          <table:table-cell table:style-name="Tabel2.A2" office:value-type="string">
            <text:p text:style-name="P23">XHTML (text document)</text:p>
          </table:table-cell>
          <table:table-cell table:style-name="Tabel2.B2" office:value-type="string">
            <text:p text:style-name="P23"><text:span text:style-name="Source_20_Text">org.openoffice.da.writer2xhtml</text:span></text:p>
          </table:table-cell>
        </table:table-row>
        <table:table-row table:style-name="TableLine1989368313616">
          <table:table-cell table:style-name="Tabel2.A2" office:value-type="string">
            <text:p text:style-name="P23">XHTML 1.1 (text document)</text:p>
          </table:table-cell>
          <table:table-cell table:style-name="Tabel2.B2" office:value-type="string">
            <text:p text:style-name="P23"><text:span text:style-name="Source_20_Text">org.openoffice.da.writer2xhtml11</text:span></text:p>
          </table:table-cell>
        </table:table-row>
        <table:table-row table:style-name="TableLine1989368316064">
          <table:table-cell table:style-name="Tabel2.A2" office:value-type="string">
            <text:p text:style-name="P23">XHTML (spreadsheet)</text:p>
          </table:table-cell>
          <table:table-cell table:style-name="Tabel2.B2" office:value-type="string">
            <text:p text:style-name="P23"><text:span text:style-name="Source_20_Text">org.openoffice.da.calc2xhtml</text:span></text:p>
          </table:table-cell>
        </table:table-row>
        <table:table-row table:style-name="TableLine1989368326400">
          <table:table-cell table:style-name="Tabel2.A2" office:value-type="string">
            <text:p text:style-name="P23">XHTML 1.1 (spreadsheet)</text:p>
          </table:table-cell>
          <table:table-cell table:style-name="Tabel2.B2" office:value-type="string">
            <text:p text:style-name="P23"><text:span text:style-name="Source_20_Text">org.openoffice.da.calc2xhtml11</text:span></text:p>
          </table:table-cell>
        </table:table-row>
        <text:soft-page-break/>
        <table:table-row table:style-name="TableLine1989368325856">
          <table:table-cell table:style-name="Tabel2.A2" office:value-type="string">
            <text:p text:style-name="P23">XHTML + MathML</text:p>
          </table:table-cell>
          <table:table-cell table:style-name="Tabel2.B2" office:value-type="string">
            <text:p text:style-name="P23"><text:span text:style-name="Source_20_Text">org.openoffice.da.writer2xhtml.mathml</text:span></text:p>
          </table:table-cell>
        </table:table-row>
        <table:table-row table:style-name="TableLine1989368327488">
          <table:table-cell table:style-name="Tabel2.A2" office:value-type="string">
            <text:p text:style-name="P23">HTML5 (text document)</text:p>
          </table:table-cell>
          <table:table-cell table:style-name="Tabel2.B2" office:value-type="string">
            <text:p text:style-name="P23"><text:span text:style-name="Source_20_Text">org.openoffice.da.writer2xhtml5</text:span></text:p>
          </table:table-cell>
        </table:table-row>
        <table:table-row table:style-name="TableLine1989368325312">
          <table:table-cell table:style-name="Tabel2.A2" office:value-type="string">
            <text:p text:style-name="P23">HTML5 (spreadsheet)</text:p>
          </table:table-cell>
          <table:table-cell table:style-name="Tabel2.B2" office:value-type="string">
            <text:p text:style-name="P23"><text:span text:style-name="Source_20_Text">org.openoffice.da.calc2xhtml5</text:span></text:p>
          </table:table-cell>
        </table:table-row>
        <table:table-row table:style-name="TableLine1989368331568">
          <table:table-cell table:style-name="Tabel2.A2" office:value-type="string">
            <text:p text:style-name="P23">EPUB</text:p>
          </table:table-cell>
          <table:table-cell table:style-name="Tabel2.B2" office:value-type="string">
            <text:p text:style-name="P23"><text:span text:style-name="Source_20_Text">org.openoffice.da.writer2xhtml.epub</text:span></text:p>
          </table:table-cell>
        </table:table-row>
        <table:table-row table:style-name="TableLine1989368333200">
          <table:table-cell table:style-name="Tabel2.A2" office:value-type="string">
            <text:p text:style-name="P29">EPUB 3</text:p>
          </table:table-cell>
          <table:table-cell table:style-name="Tabel2.B2" office:value-type="string">
            <text:p text:style-name="P30"><text:span text:style-name="Source_20_Text">org.openoffice.da.writer2xhtml.epub</text:span><text:span text:style-name="Source_20_Text"><text:span text:style-name="T24">3</text:span></text:span></text:p>
          </table:table-cell>
        </table:table-row>
      </table:table>
      <text:h text:style-name="P4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10">Tools – Options – Writer2xhtml</text:span>.</text:p>
      <text:p text:style-name="Text_20_body"><text:span text:style-name="T37">The</text:span> exporters uses a configuration file in the user installation folder for LO.</text:p>
      <text:list xml:id="list4088536577" text:style-name="L5">
        <text:list-item>
          <text:p text:style-name="P54">On unix-like systems this folder will usually be something like</text:p>
          <text:p text:style-name="P55"><text:span text:style-name="Source_20_Text">home directory/.</text:span><text:span text:style-name="Source_20_Text"><text:span text:style-name="T16">config/libreoffce/4</text:span></text:span><text:span text:style-name="Source_20_Text">/user</text:span></text:p>
        </text:list-item>
        <text:list-item>
          <text:p text:style-name="P54">On Windows it will usually be something like</text:p>
          <text:p text:style-name="P54"><text:span text:style-name="Source_20_Text">C:\Users\</text:span><text:span text:style-name="Source_20_Text"><text:span text:style-name="T37">username</text:span></text:span><text:span text:style-name="Source_20_Text">\AppData\Roaming\LibreOffice\</text:span><text:span text:style-name="Source_20_Text"><text:span text:style-name="T37">4</text:span></text:span></text:p>
          <text:p text:style-name="P54">(Note that this directory may be hidden.)</text:p>
        </text:list-item>
      </text:list>
      <text:p text:style-name="Text_20_body">Writer2xhtml and Calc2xhtml shares a file named <text:span text:style-name="Source_20_Text">writer2xhtml.xml</text:span>. Th<text:span text:style-name="T31">is</text:span> file <text:span text:style-name="T31">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3475686358" text:style-name="L6">
        <text:list-item>
          <text:p text:style-name="P56">A configuration file for Writer2xhtml, see section <text:reference-ref text:reference-format="chapter" text:ref-name="latex-config">4</text:reference-ref>.</text:p>
        </text:list-item>
        <text:list-item>
          <text:p text:style-name="P56">An HTML template.</text:p>
        </text:list-item>
        <text:list-item>
          <text:p text:style-name="P56">An LO template.</text:p>
        </text:list-item>
        <text:list-item>
          <text:p text:style-name="P56">An LO registry file to glue the parts together.</text:p>
        </text:list-item>
      </text:list>
      <text:p text:style-name="Text_20_body">The Writer2xhtml distribution contains a sample configuration package <text:span text:style-name="T10">xhtml-config-sample.oxt</text:span> that demonstrates this.</text:p>
      <text:p text:style-name="Text_20_body">As a demonstration of the principles of configuration packages, you can install this into LO using the Extension Manager:</text:p>
      <text:list xml:id="list2806994313" text:style-name="L7">
        <text:list-item>
          <text:p text:style-name="P57">If you export to HTML, the dialog will show an additional entry <text:span text:style-name="T10">Sample custom style</text:span> in the Style list.</text:p>
        </text:list-item>
        <text:list-item>
          <text:p text:style-name="P57">If you open <text:span text:style-name="T10">Templates and Documents</text:span> in LO you will find a new folder <text:span text:style-name="T10">xhtml-sample-config</text:span>. This folder contains a Writer template. If you create a document based on this template, <text:span text:style-name="T10">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1">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P42"><text:span text:style-name="Source_20_Text">scaling, column_scaling, </text:span><text:span text:style-name="Source_20_Text"><text:span text:style-name="T49">units</text:span></text:span><text:span text:style-name="Source_20_Text">, image_size, notes, use_dublin_core, ignore_hard_line_breaks, ignore_empty_paragraphs, ignore_double_spaces, split_level, repeat_levels, </text:span><text:span text:style-name="Source_20_Text"><text:span text:style-name="T53">filenames</text:span></text:span><text:span text:style-name="Source_20_Text">, save_images_in_subdir</text:span></text:p>
      <text:p text:style-name="Heading_20_4">Writer2xhtml (EPUB export)</text:p>
      <text:p text:style-name="P26"><text:span text:style-name="Source_20_Text">scaling, column_scaling, relative_font_size, font_scaling, use_default_font, default_font_name, </text:span><text:span text:style-name="Source_20_Text"><text:span text:style-name="T49">units</text:span></text:span><text:span text:style-name="Source_20_Text">, image_size, ignore_hard_line_breaks, ignore_empty_paragraphs, ignore_double_spaces, display_hidden_text, notes, split_level, page_break_split, split_after, image_split, cover_image, external_toc_depth, </text:span><text:span text:style-name="Source_20_Text"><text:span text:style-name="T28">external_toc_depth_marks, index_links, </text:span></text:span><text:span text:style-name="Source_20_Text">include_toc, include_</text:span><text:span text:style-name="Source_20_Text"><text:span text:style-name="T23">ncx, avoid_html5</text:span></text:span></text:p>
      <text:p text:style-name="Heading_20_4">Calc2xhtml</text:p>
      <text:p text:style-name="Text_20_body_20_left_20_justified"><text:span text:style-name="Source_20_Text">scaling, column_scaling, </text:span><text:span text:style-name="Source_20_Text"><text:span text:style-name="T49">units</text:span></text:span><text:span text:style-name="Source_20_Text">,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965075519" text:style-name="L8">
        <text:list-item>
          <text:p text:style-name="P58">Unzip <text:span text:style-name="Source_20_Text">Writer2xhtml</text:span><text:span text:style-name="Source_20_Text"><text:span text:style-name="T30">17</text:span></text:span><text:span text:style-name="Source_20_Text">.zip</text:span> into some directory. This will create a subdirectory <text:span text:style-name="Source_20_Text">Writer2xhtml</text:span><text:span text:style-name="Source_20_Text"><text:span text:style-name="T21">1</text:span></text:span><text:span text:style-name="Source_20_Text"><text:span text:style-name="T30">7</text:span></text:span>.</text:p>
        </text:list-item>
        <text:list-item>
          <text:p text:style-name="P58">Add this directory to your PATH environment variable (optional but re­com­men­ded).</text:p>
        </text:list-item>
      </text:list>
      <text:p text:style-name="Text_20_body">In some cases you may have to edit <text:span text:style-name="Source_20_Text"><text:span text:style-name="T37">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7">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8">\java</text:span>”</text:p>
      <text:h text:style-name="Heading_20_3" text:outline-level="3">Installation for Unix and friends</text:h>
      <text:list xml:id="list2793506636" text:style-name="L9">
        <text:list-item>
          <text:p text:style-name="P59">Unzip <text:span text:style-name="Source_20_Text">Writer2xhtml1</text:span><text:span text:style-name="Source_20_Text"><text:span text:style-name="T30">7</text:span></text:span><text:span text:style-name="Source_20_Text">.zip</text:span> into some directory. This will create a subdirectory <text:span text:style-name="Source_20_Text">Writer2xhtml1</text:span><text:span text:style-name="Source_20_Text"><text:span text:style-name="T30">7</text:span></text:span>.</text:p>
        </text:list-item>
        <text:list-item>
          <text:p text:style-name="P59">Add this directory to your PATH environment variable (optional but recommended).</text:p>
        </text:list-item>
        <text:list-item>
          <text:p text:style-name="P59">Add execute permissions to <text:span text:style-name="Source_20_Text">w</text:span><text:span text:style-name="Source_20_Text"><text:span text:style-name="T38">riter2xhtml.sh</text:span></text:span> as follows:</text:p>
          <text:p text:style-name="P46">chmod +x w<text:span text:style-name="T38">riter2xhtml.sh</text:span></text:p>
        </text:list-item>
      </text:list>
      <text:p text:style-name="Text_20_body">In some cases you may have to edit the script slightly:</text:p>
      <text:p text:style-name="Text_20_body">If you place <text:span text:style-name="T38">writer2xhtml.sh </text:span>and Writer2xhtml.jar in different directories, or if you choose to create a symbolic link to the script: Open the file <text:span text:style-name="Source_20_Text">w</text:span><text:span text:style-name="Source_20_Text"><text:span text:style-name="T38">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8">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8">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1989368331296">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1989368332384">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1989368318784">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1989368332112">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1989368333744">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5">o</text:span> HTML5</text:p>
          </table:table-cell>
        </table:table-row>
        <table:table-row table:style-name="TableLine1989368322048">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1989368322320">
          <table:covered-table-cell table:style-name="Tabel3.A2"/>
          <table:table-cell table:style-name="Tabel3.A2" office:value-type="string">
            <text:p text:style-name="P30"><text:span text:style-name="Source_20_Text">-epub</text:span><text:span text:style-name="Source_20_Text"><text:span text:style-name="T24">3</text:span></text:span></text:p>
          </table:table-cell>
          <table:table-cell table:style-name="Tabel3.C2" office:value-type="string">
            <text:p text:style-name="P30">Convert to EPUB <text:span text:style-name="T24">3</text:span></text:p>
          </table:table-cell>
        </table:table-row>
        <table:table-row table:style-name="TableLine1989368334832">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1989368335376">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1989368323952">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1989368329120">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1989368327216">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8">html5</text:span> mydocument.odt</text:p>
      <text:p text:style-name="Text_20_body">will convert the document to <text:span text:style-name="T38">HTML5</text:span>, using the filename <text:span text:style-name="Source_20_Text">mydocument.xhtml</text:span>.</text:p>
      <text:p text:style-name="Text_20_body">Likewise the commandline</text:p>
      <text:p text:style-name="Preformatted_20_Text">w2l -<text:span text:style-name="T38">html5</text:span> -config myconfig.xml mydocument.odt myresult.html</text:p>
      <text:p text:style-name="Text_20_body">will convert into <text:span text:style-name="T38">HTML5</text:span> using the specified configuration and file name.</text:p>
      <text:p text:style-name="Text_20_body">To produce a <text:span text:style-name="T2">clean</text:span> <text:span text:style-name="T38">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1">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50">units</text:span>" value="<text:span text:style-name="T50">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1989368335104">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1989368324496">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1989368328304">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198936834489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1989368338096">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1989368338640">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1989368337008">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1989368348432">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1989368340272">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1989368338368">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1989368319872">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text:span text:style-name="T48">s</text:span> <text:span text:style-name="T47">and</text:span> paragraph<text:span text:style-name="T48">s</text:span>) to export<text:note text:id="ftn5" text:note-class="footnote"><text:note-citation>5</text:note-citation><text:note-body><text:p text:style-name="Footnote">This and the following options replaces the former option <text:span text:style-name="Source_20_Text">ignore_styles</text:span>. <text:span text:style-name="T47">Starting with version 1.7 it no longer affects list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1989368341904">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1989368339184">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1989368340544">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1989368338912">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1989368337824">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text:span text:style-name="T43">This option is new in version 1.7, and the possible values differs from the beta version. It replaces a previous option called</text:span> <text:span text:style-name="source-footnote">list_hack</text:span>.</text:p></text:note-body></text:note>:</text:p>
            <text:p text:style-name="Table_20_Contents"><text:span text:style-name="Source_20_Text"><text:span text:style-name="T43">ignore_all</text:span></text:span>: <text:span text:style-name="T45">Convert no list formatting and leave everything to the browser defaults and/or a custom style sheet.</text:span></text:p>
            <text:p text:style-name="Table_20_Contents"><text:span text:style-name="Source_20_Text"><text:span text:style-name="T43">convert_labels</text:span></text:span>: <text:span text:style-name="T45">Convert numberings and bullets, but not indentations, leaving the latter to brower defaults and/or a custom style sheet.</text:span></text:p>
            <text:p text:style-name="Table_20_Contents"><text:span text:style-name="Source_20_Text"><text:span text:style-name="T43">convert_all</text:span></text:span>: <text:span text:style-name="T45">Convert all supported formatting to CSS.</text:span></text:p>
            <text:p text:style-name="P21"><text:span text:style-name="T45">U</text:span><text:span text:style-name="T44">nlike text and paragraphs, no distinction is made between list styles and hard list formatting.</text:span></text:p>
          </table:table-cell>
        </table:table-row>
        <table:table-row table:style-name="TableLine1989368351424">
          <table:table-cell table:style-name="Tabel5.A2" office:value-type="string">
            <text:p text:style-name="Text_20_body"><text:span text:style-name="Source_20_Text">max_width</text:span></text:p>
          </table:table-cell>
          <table:table-cell table:style-name="Tabel5.B2" office:value-type="string">
            <text:p text:style-name="P31">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1989368353328">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1989368339728">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1989368340816">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1989368341088">
          <table:table-cell table:style-name="Tabel6.A1" office:value-type="string">
            <text:p text:style-name="P38"><text:span text:style-name="Source_20_Text"><text:span text:style-name="T48">units</text:span></text:span><text:span text:style-name="Source_20_Text"><text:span text:style-name="T48"><text:note text:id="ftn8" text:note-class="footnote"><text:note-citation>8</text:note-citation><text:note-body><text:p text:style-name="P20">This option is new in version 1.7 and replaces the option <text:span text:style-name="source-footnote">convert_to_px</text:span>. The old option is still supported.</text:p></text:note-body></text:note></text:span></text:span></text:p>
          </table:table-cell>
          <table:table-cell table:style-name="Tabel6.B1" office:value-type="string">
            <text:p text:style-name="Table_20_Contents"><text:span text:style-name="T48">This option determines how to export units. Possible values are rem (default), px and original (use the units in the source document)</text:span>. <text:span text:style-name="T51">When converting to px t</text:span>he resolution is assumed to be 96ppi. <text:span text:style-name="T51">Y</text:span>ou can change this with the <text:span text:style-name="Source_20_Text">scaling</text:span> option. Eg. a scaling of <text:span text:style-name="Source_20_Text">75%</text:span> will change the resolution to 72ppi. For EPUB <text:span text:style-name="T46">the value px will</text:span> export font sizes as percentages (and use px for other dimensions). <text:span text:style-name="T51">When exporting to rem the </text:span><text:span text:style-name="T46">assumption</text:span><text:span text:style-name="T51"> 1 rem = 16 px is used.</text:span></text:p>
          </table:table-cell>
        </table:table-row>
        <text:soft-page-break/>
        <table:table-row table:style-name="TableLine1989368341632">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1989368349792">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1989368342176">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4">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1989368349520">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1989368342720">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1989368342448">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T40">and</text:span> <text:span text:style-name="Source_20_Text">image+starmath</text:span> to export the formula as an image, with an <text:span text:style-name="Source_20_Text">alt</text:span> attribute giving the formula in StarM<text:span text:style-name="T40">ath</text:span> notation.</text:p>
          </table:table-cell>
        </table:table-row>
        <table:table-row table:style-name="TableLine1989368350608">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able:table-row table:style-name="TableLine1989368346800">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ext:soft-page-break/>
        <table:table-row table:style-name="TableLine1989368344624">
          <table:table-cell table:style-name="Tabel7.A2" office:value-type="string">
            <text:p text:style-name="P22"><text:span text:style-name="Source_20_Text">embed_img</text:span></text:p>
          </table:table-cell>
          <table:table-cell table:style-name="Tabel7.B2" office:value-type="string">
            <text:p text:style-name="P22">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1989368336464">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1989368346256">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1989368349248">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1989368345440">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1989368345712">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1989368350064">
          <table:table-cell table:style-name="Tabel7.A2" office:value-type="string">
            <text:p text:style-name="P32"><text:span text:style-name="Source_20_Text"><text:span text:style-name="T2">in</text:span></text:span><text:span text:style-name="Source_20_Text"><text:span text:style-name="T6">dex_links</text:span></text:span></text:p>
          </table:table-cell>
          <table:table-cell table:style-name="Tabel7.B2" office:value-type="string">
            <text:p text:style-name="P33">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1989368346528">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1989368347072">
          <table:table-cell table:style-name="Tabel7.A2" office:value-type="string">
            <text:p text:style-name="P37"><text:span text:style-name="Source_20_Text"><text:span text:style-name="T7">original_page_numbers</text:span></text:span></text:p>
          </table:table-cell>
          <table:table-cell table:style-name="Tabel7.B2" office:value-type="string">
            <text:p text:style-name="P28">An EPUB document is reflowable and hence does not have page numbers. If the EPUB document has a printe<text:span text:style-name="T41">d </text:span>counterpart, it however sometimes desirable to have access to the page numbers from the printed version. This is especially relevant in academic contexts, where proper citing is important. <text:span text:style-name="T42">Setting</text:span> this option <text:span text:style-name="T42">to</text:span> <text:span text:style-name="Source_20_Text">true</text:span> (default is <text:span text:style-name="Source_20_Text">false</text:span>) will insert a page-list in the EPUB document. Be aware that not all EPUB readers support<text:span text:style-name="T42">s the display of original page numbers</text:span>. This <text:span text:style-name="T41">option</text:span> is currently experimental and may not find all page numbers.</text:p>
          </table:table-cell>
        </table:table-row>
        <table:table-row table:style-name="TableLine1989368350336">
          <table:table-cell table:style-name="Tabel7.A2" office:value-type="string">
            <text:p text:style-name="P25"><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7">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1989368347616">
          <table:table-cell table:style-name="Tabel7.A2" office:value-type="string">
            <text:p text:style-name="P36"><text:span text:style-name="Source_20_Text"><text:span text:style-name="T2">avoid_html5</text:span></text:span></text:p>
          </table:table-cell>
          <table:table-cell table:style-name="Tabel7.B2" office:value-type="string">
            <text:p text:style-name="P36">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9">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1989368343536">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1989368351152">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1989368369920">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1989368336736">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8">non-negative integer.</text:span></text:p>
          </table:table-cell>
        </table:table-row>
        <table:table-row table:style-name="TableLine1989368368832">
          <table:table-cell table:style-name="Tabel10.A2" office:value-type="string">
            <text:p text:style-name="P34"><text:span text:style-name="Source_20_Text"><text:span text:style-name="T2">external_toc_depth_</text:span></text:span><text:span text:style-name="Source_20_Text"><text:span text:style-name="T4">marks</text:span></text:span></text:p>
          </table:table-cell>
          <table:table-cell table:style-name="Tabel10.B2" office:value-type="string">
            <text:p text:style-name="P35">The EPUB table of content can also be constructed from index marks. This options determines the number of levels to include in the table (which is thus independent of the heading level).</text:p>
          </table:table-cell>
        </table:table-row>
        <table:table-row table:style-name="TableLine1989368355504">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1989368366928">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1989368355776">
          <table:table-cell table:style-name="Tabel10.A2" office:value-type="string">
            <text:p text:style-name="P41"><text:span text:style-name="Source_20_Text"><text:span text:style-name="T8">filenames</text:span></text:span></text:p>
          </table:table-cell>
          <table:table-cell table:style-name="Tabel10.B2" office:value-type="string">
            <text:p text:style-name="P47">If the document is split, this option is used to specify how to generate file names for the subsequent files. <text:span text:style-name="T54">Possible values are</text:span></text:p>
            <text:p text:style-name="P48"><text:span text:style-name="Source_20_Text">name_number</text:span> (default): Use the output file name followed by a sequence number.</text:p>
            <text:p text:style-name="P48"><text:span text:style-name="Source_20_Text">name_section</text:span>: Use the output file name followed by the current heading/sheet name.</text:p>
            <text:p text:style-name="P48"><text:span text:style-name="Source_20_Text">Section</text:span>: Use the current heading/sheet name.</text:p>
          </table:table-cell>
        </table:table-row>
        <text:soft-page-break/>
        <table:table-row table:style-name="TableLine1989368367744">
          <table:table-cell table:style-name="Tabel10.A2" office:value-type="string">
            <text:p text:style-name="Table_20_Contents"><text:span text:style-name="Source_20_Text"><text:span text:style-name="T13">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1989368354688">
          <table:table-cell table:style-name="Tabel10.A2" office:value-type="string">
            <text:p text:style-name="Table_20_Contents"><text:span text:style-name="Source_20_Text"><text:span text:style-name="T13">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1989368370464">
          <table:table-cell table:style-name="Tabel10.A2" office:value-type="string">
            <text:p text:style-name="Table_20_Contents"><text:span text:style-name="Source_20_Text"><text:span text:style-name="T13">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1989368360400">
          <table:table-cell table:style-name="Tabel10.A2" office:value-type="string">
            <text:p text:style-name="Table_20_Contents"><text:span text:style-name="Source_20_Text"><text:span text:style-name="T13">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1989368362304">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1989368353872">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style-name="TableLine1989368369104">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1989368365296">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1989368369376">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1989368356864">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1989368365840">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1989368359040">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1989368362032">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oft-page-break/><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431361222" text:style-name="L10">
        <text:list-item>
          <text:p text:style-name="P60"><text:span text:style-name="Source_20_Text">name</text:span> specifies the name of the Writer style.</text:p>
        </text:list-item>
        <text:list-item>
          <text:p text:style-name="P60"><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0"><text:span text:style-name="Source_20_Text">element</text:span> specifies the HTML element to use when converting this style. This is not used for frame and list styles.</text:p>
        </text:list-item>
        <text:list-item>
          <text:p text:style-name="P60"><text:span text:style-name="Source_20_Text">css</text:span> specifies the CSS style class to use when converting this style. If it is not specified or the value is <text:span text:style-name="Source_20_Text">“(none)”</text:span>, no CSS class will be used.</text:p>
        </text:list-item>
        <text:list-item>
          <text:p text:style-name="P60"><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text:soft-page-break/>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3">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1874004918" text:style-name="L11">
        <text:list-item>
          <text:p text:style-name="P62">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2"><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62"><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3">&lt;html&gt;</text:p>
      <text:p text:style-name="P13"><text:s text:c="2"/>&lt;head&gt;</text:p>
      <text:p text:style-name="P13"><text:s text:c="4"/>&lt;title/&gt;</text:p>
      <text:p text:style-name="P13"><text:s text:c="2"/>&lt;/head&gt;</text:p>
      <text:p text:style-name="P13"><text:s text:c="2"/>&lt;body&gt;</text:p>
      <text:p text:style-name="P13"><text:s text:c="4"/><text:span text:style-name="T18">&lt;header&gt;</text:span>&lt;<text:span text:style-name="T18">nav</text:span> id='header' /&gt;<text:span text:style-name="T18">&lt;/header&gt;</text:span></text:p>
      <text:p text:style-name="P13"><text:s text:c="4"/><text:span text:style-name="T18">&lt;aside&gt;</text:span>&lt;<text:span text:style-name="T18">nav</text:span> id='<text:span text:style-name="T18">panel</text:span>' /&gt;<text:span text:style-name="T18">&lt;/aside&gt;</text:span></text:p>
      <text:p text:style-name="P13"><text:s text:c="4"/>&lt;div id='content' /&gt;</text:p>
      <text:p text:style-name="P13"><text:s text:c="4"/><text:span text:style-name="T18">&lt;footer&gt;</text:span>&lt;<text:span text:style-name="T18">nav</text:span> id='<text:span text:style-name="T18">footer</text:span>' /&gt;<text:span text:style-name="T18">&lt;/footer&gt;</text:span></text:p>
      <text:p text:style-name="P13"><text:s text:c="2"/>&lt;/body&gt;</text:p>
      <text:p text:style-name="P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5">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5">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ext:soft-page-break/>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10">File-Properties</text:span>, <text:span text:style-name="T10">User-defined properties</text:span>. (The export filter includes a custom editor for these.) The following properties are supported:</text:p>
      <text:list xml:id="list3694204646" text:style-name="L12">
        <text:list-item>
          <text:p text:style-name="P63"><text:span text:style-name="T10">Identifier</text:span>: Each EPUB document must have a unique ID. Normally Writer2xhtml generates a Universal Unique ID (UUID) for this purpose, but you may override this with your own ID.</text:p>
          <text:p text:style-name="P63">To do this add a new property, enter <text:span text:style-name="T10">Identifier</text:span> (case is not important) as name and the ID as value.</text:p>
          <text:p text:style-name="P63">An identifier may follow a specific identification scheme, e.g. ISBN. To specify an identification scheme, append this to the name separated by a period, e.g. <text:span text:style-name="T10">Identifier.ISBN</text:span>.</text:p>
          <text:p text:style-name="P63">It is possible to have several identifiers, in this case append a number to the name, e.g. <text:span text:style-name="T10">Identifier1.ISBN</text:span> and <text:span text:style-name="T10">Identifier2</text:span>. The first identifier is used as the unique ID.</text:p>
        </text:list-item>
        <text:list-item>
          <text:p text:style-name="P63"><text:span text:style-name="T10">Creator</text:span>: A primary creator or author of the publication.</text:p>
          <text:p text:style-name="P63">Enter <text:span text:style-name="T10">Creator</text:span> as name and the creator's name as value.</text:p>
          <text:p text:style-name="P63">A creator may have a special role, you can specify this with a three letter code after the word <text:span text:style-name="T10">creator</text:span>, e.g. <text:span text:style-name="T10">creator.aut</text:span> for the author or <text:span text:style-name="T10">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3">You can define several creators, in this case add a number to the word <text:span text:style-name="T10">creator</text:span>, e.g. <text:span text:style-name="T10">creator1.aut</text:span> and <text:span text:style-name="T10">creator2</text:span>. The creators will be sorted according to the numbers. Note that some readers may only present the first creator.</text:p>
          <text:p text:style-name="P63">If no creator is defined, Writer2xhtml will export the default creator given in the document (this is usually taken from LO's user settings).</text:p>
        </text:list-item>
        <text:list-item>
          <text:p text:style-name="P63"><text:span text:style-name="T10">Contributor</text:span>: A party whose contribution to the publication is secondary to those named in creator elements. Otherwise it is handled like Creator, and the same rules apply.</text:p>
        </text:list-item>
        <text:list-item>
          <text:p text:style-name="P63"><text:span text:style-name="T10">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3">A date may be associated with a special event such as <text:span text:style-name="T10">creation</text:span>, <text:span text:style-name="T10">publication</text:span> or <text:span text:style-name="T10">modification</text:span>. To define this, add the event after the word <text:span text:style-name="T10">date</text:span>, e.g. <text:span text:style-name="T10">date.publication</text:span>.</text:p>
          <text:p text:style-name="P63">You can give several dates, in this case add a number to the word date, e.g. <text:soft-page-break/><text:span text:style-name="T10">date1.creation</text:span>, <text:span text:style-name="T10">date2.modification</text:span>.</text:p>
          <text:p text:style-name="P63">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0240634867203" text:continue-numbering="true" text:style-name="L12">
        <text:list-item>
          <text:p text:style-name="P63"><text:span text:style-name="T10">Publisher</text:span>: The publisher of the document.</text:p>
        </text:list-item>
        <text:list-item>
          <text:p text:style-name="P63"><text:span text:style-name="T10">Type</text:span>: Terms describing general categories, functions, genres, or aggregation levels for content.</text:p>
        </text:list-item>
        <text:list-item>
          <text:p text:style-name="P63"><text:span text:style-name="T10">Format</text:span>: The media type or dimensions of the resource.</text:p>
        </text:list-item>
        <text:list-item>
          <text:p text:style-name="P63"><text:span text:style-name="T10">Source</text:span>: Information regarding a prior resource from which the publication was derived.</text:p>
        </text:list-item>
        <text:list-item>
          <text:p text:style-name="P63"><text:span text:style-name="T10">Relation</text:span>: An identifier of an auxiliary resource and its relationship to the publication.</text:p>
        </text:list-item>
        <text:list-item>
          <text:p text:style-name="P63"><text:span text:style-name="T10">Coverage</text:span>: The extent or scope of the publication’s content.</text:p>
        </text:list-item>
        <text:list-item>
          <text:p text:style-name="P63"><text:span text:style-name="T10">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1">w</text:span></text:span><text:span text:style-name="Source_20_Text">riter2xhtml.jar</text:span> (the package <text:span text:style-name="Source_20_Text"><text:span text:style-name="T31">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9">HTML5</text:span> using a custom configuration (excluding exception handling) using the file based methods of the API.</text:p>
      <text:p text:style-name="Preformatted_20_Text">import java.io.File;</text:p>
      <text:p text:style-name="Preformatted_20_Text">import <text:span text:style-name="T31">w</text:span>riter2xhtml.api.*;</text:p>
      <text:p text:style-name="Preformatted_20_Text"/>
      <text:p text:style-name="Preformatted_20_Text">// Create a <text:span text:style-name="T31">HTML5</text:span> converter</text:p>
      <text:p text:style-name="Preformatted_20_Text">Converter converter =</text:p>
      <text:p text:style-name="Preformatted_20_Text"><text:s text:c="4"/>ConverterFactory.createConverter("<text:span text:style-name="T31">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1">use_mathjax</text:span>","<text:span text:style-name="T31">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1">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2">HTML5</text:span> using a specific configuration, but overriding the value of the option <text:span text:style-name="Source_20_Text">use_</text:span><text:span text:style-name="Source_20_Text"><text:span text:style-name="T32">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2">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2">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1989368379440">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1989368374816">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1989368375632">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1989368387600">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1989368385152">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1989368375088">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1989368375904">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1989368373184">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1989368376176">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1989368382160">
          <table:table-cell table:style-name="Table1.A2" office:value-type="string">
            <text:p text:style-name="P29">EPUB 3</text:p>
          </table:table-cell>
          <table:table-cell table:style-name="Table1.B2" office:value-type="string">
            <text:p text:style-name="P30"><text:span text:style-name="Source_20_Text">org.openoffice.da.writer2xhtml.epub</text:span><text:span text:style-name="Source_20_Text"><text:span text:style-name="T2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1989368383248">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1989368385424">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1989368376992">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1989368386784">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1989368386512">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1989368382432">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5"><text:span text:style-name="T20">Writer2xhtml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xhtml.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10">Tools – Options – </text:span><text:span text:style-name="T11">LibreOffice</text:span><text:span text:style-name="T10"> – </text:span><text:span text:style-name="T11">Advanced</text:span>. Click <text:span text:style-name="T10">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Fed"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29</text:page-number></text:p>
      </style:header>
      <style:header-left>
        <text:p text:style-name="Header">Page <text:page-number text:select-page="current">8</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meta:initial-creator>Henrik Just</meta:initial-creator>
    <meta:creation-date>2003-07-03T08:45:42</meta:creation-date>
    <dc:date>2023-07-30T22:02:39.475000000</dc:date>
    <meta:print-date>2004-06-29T10:09:33</meta:print-date>
    <dc:language>en-US</dc:language>
    <meta:editing-cycles>402</meta:editing-cycles>
    <meta:editing-duration>P1DT19H11M17S</meta:editing-duration>
    <meta:document-statistic meta:table-count="12" meta:image-count="0" meta:object-count="0" meta:page-count="30" meta:paragraph-count="732" meta:word-count="7539" meta:character-count="50162" meta:non-whitespace-character-count="42644"/>
    <meta:user-defined meta:name="Info 1"/>
    <meta:user-defined meta:name="Info 2"/>
    <meta:user-defined meta:name="Info 3"/>
    <meta:user-defined meta:name="Info 4"/>
  </office:meta>
</office:document-meta>
</file>